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reeTable.JTreeTable( Vector rowData , Vector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reeTable.JTre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reeTable.JTreeTable( Object [ ] [ ] rowData , Object [ ]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reeTable.JTreeTable( TreeTableModel d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reeTable.JTreeTable( int numRows , int numColum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